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11pt" style:font-size-asian="11pt" style:font-size-complex="11pt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48">
      <style:table-cell-properties fo:border="thin solid #000000" style:vertical-align="middle" fo:background-color="#CCCCFF" style:repeat-content="false"/>
      <style:paragraph-properties fo:text-align="end" fo:margin-righ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6">
      <style:table-cell-properties fo:border="thin solid #000000" style:vertical-align="middle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Default" style:data-style-name="N48">
      <style:table-cell-properties fo:border="thin solid #000000" style:vertical-align="middle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11pt" style:font-size-asian="11pt" style:font-size-complex="11pt"/>
    </style:style>
    <style:style style:name="ce10" style:family="table-cell" style:parent-style-name="Default" style:data-style-name="N0">
      <style:table-cell-properties fo:border="thin solid #000000" style:vertical-align="middle"/>
      <style:text-properties fo:color="#000000" style:font-name="細明體" style:font-name-asian="細明體" style:font-name-complex="細明體" fo:font-size="11pt" style:font-size-asian="11pt" style:font-size-complex="11pt" style:font-family-generic="modern"/>
    </style:style>
    <style:style style:name="ce11" style:family="table-cell" style:parent-style-name="Default" style:data-style-name="N0">
      <style:table-cell-properties fo:border-top="thin dotted #FF0000" fo:border-bottom="thin dotted #FF0000" fo:border-left="none" fo:border-right="none" style:vertical-align="middle" style:cell-protect="protecte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cell-protect="protected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7.99041666666667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8.70479166666667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5.05354166666667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5.97958333333333cm"/>
    </style:style>
    <style:style style:name="co11" style:family="table-column">
      <style:table-column-properties fo:break-before="auto" style:column-width="5.74145833333333cm"/>
    </style:style>
    <style:style style:name="co12" style:family="table-column">
      <style:table-column-properties fo:break-before="auto" style:column-width="16.6158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number-columns-repeated="16371" table:default-cell-style-name="ce4"/>
        <table:table-row table:style-name="ro1">
          <table:table-cell office:value-type="string" table:style-name="ce3">
            <text:p>建築地點</text:p>
          </table:table-cell>
          <table:table-cell office:value-type="string" table:style-name="ce3">
            <text:p>校區</text:p>
          </table:table-cell>
          <table:table-cell office:value-type="string" table:style-name="ce3">
            <text:p>權屬別</text:p>
          </table:table-cell>
          <table:table-cell office:value-type="string" table:style-name="ce3">
            <text:p>出租(借)情況</text:p>
          </table:table-cell>
          <table:table-cell office:value-type="string" table:style-name="ce3">
            <text:p>建築類別</text:p>
          </table:table-cell>
          <table:table-cell office:value-type="string" table:style-name="ce3">
            <text:p>建築名稱</text:p>
          </table:table-cell>
          <table:table-cell office:value-type="string" table:style-name="ce3">
            <text:p>建築樓層數不含地下樓層</text:p>
          </table:table-cell>
          <table:table-cell office:value-type="string" table:style-name="ce3">
            <text:p>地下室建築樓層數</text:p>
          </table:table-cell>
          <table:table-cell office:value-type="string" table:style-name="ce3">
            <text:p>所有權狀面積平方公尺</text:p>
          </table:table-cell>
          <table:table-cell office:value-type="string" table:style-name="ce3">
            <text:p>使用執照面積平方公尺</text:p>
          </table:table-cell>
          <table:table-cell office:value-type="string" table:style-name="ce3">
            <text:p>提供正式學籍學生活動、教學研究使用之面積(平方公尺)</text:p>
          </table:table-cell>
          <table:table-cell office:value-type="string" table:style-name="ce3">
            <text:p>僅供推廣教育或對外營業使用之樓地板面積平方公尺</text:p>
          </table:table-cell>
          <table:table-cell office:value-type="string" table:style-name="ce3">
            <text:p>補充說明</text:p>
          </table:table-cell>
          <table:table-cell table:number-columns-repeated="16371"/>
        </table:table-row>
        <table:table-row table:style-name="ro2">
          <table:table-cell table:number-columns-spanned="5" table:number-rows-spanned="1" table:style-name="ce18"/>
          <table:covered-table-cell table:number-columns-repeated="4"/>
          <table:table-cell office:value-type="string" table:style-name="ce5">
            <text:p/>
          </table:table-cell>
          <table:table-cell office:value-type="float" office:value="438" table:style-name="ce5">
            <text:p>438.00<text:s/></text:p>
          </table:table-cell>
          <table:table-cell office:value-type="float" office:value="62" table:style-name="ce5">
            <text:p>62.00<text:s/></text:p>
          </table:table-cell>
          <table:table-cell office:value-type="float" office:value="552838" table:style-name="ce5">
            <text:p>552,838.00<text:s/></text:p>
          </table:table-cell>
          <table:table-cell table:number-columns-repeated="3" table:style-name="ce5"/>
          <table:table-cell office:value-type="string" table:style-name="ce5">
            <text:p/>
          </table:table-cell>
          <table:table-cell table:number-columns-repeated="16371"/>
        </table:table-row>
        <table:table-row table:style-name="ro2">
          <table:table-cell office:value-type="string" table:number-columns-spanned="1" table:number-rows-spanned="88" table:style-name="ce19">
            <text:p>新竹市</text:p>
          </table:table-cell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number-columns-spanned="1" table:number-rows-spanned="20" table:style-name="ce20">
            <text:p>其他建築</text:p>
          </table:table-cell>
          <table:table-cell office:value-type="string" table:style-name="ce2">
            <text:p>機車停車場(D棚)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801.22" table:style-name="ce7">
            <text:p>3,801.22<text:s/></text:p>
          </table:table-cell>
          <table:table-cell office:value-type="float" office:value="3801.6" table:style-name="ce7">
            <text:p>3,801.60<text:s/></text:p>
          </table:table-cell>
          <table:table-cell office:value-type="float" office:value="3801.6" table:style-name="ce7">
            <text:p>3,801.6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生停放機車之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9">
            <text:p><text:span text:style-name="T2">九龍招待所</text:span>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325.27999999999997" table:style-name="ce7">
            <text:p>325.28<text:s/></text:p>
          </table:table-cell>
          <table:table-cell table:style-name="ce7"/>
          <table:table-cell office:value-type="float" office:value="325.27999999999997" table:style-name="ce7">
            <text:p>325.2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校產權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九龍飯廳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26.58" table:style-name="ce7">
            <text:p>226.58<text:s/></text:p>
          </table:table-cell>
          <table:table-cell table:style-name="ce7"/>
          <table:table-cell office:value-type="float" office:value="226.58" table:style-name="ce7">
            <text:p>226.5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校產權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廢污水廠(水質淨化廠)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572.53" table:style-name="ce7">
            <text:p>572.53<text:s/></text:p>
          </table:table-cell>
          <table:table-cell office:value-type="float" office:value="552" table:style-name="ce7">
            <text:p>552.00<text:s/></text:p>
          </table:table-cell>
          <table:table-cell office:value-type="float" office:value="552" table:style-name="ce7">
            <text:p>552.0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博愛蓄水塔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361.13" table:style-name="ce7">
            <text:p>361.13<text:s/></text:p>
          </table:table-cell>
          <table:table-cell office:value-type="float" office:value="361.13" table:style-name="ce7">
            <text:p>361.13<text:s/></text:p>
          </table:table-cell>
          <table:table-cell office:value-type="float" office:value="361.13" table:style-name="ce7">
            <text:p>361.13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第三招待所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3174.75" table:style-name="ce7">
            <text:p>3,174.75<text:s/></text:p>
          </table:table-cell>
          <table:table-cell office:value-type="float" office:value="3099.72" table:style-name="ce7">
            <text:p>3,099.72<text:s/></text:p>
          </table:table-cell>
          <table:table-cell office:value-type="float" office:value="3099.72" table:style-name="ce7">
            <text:p>3,099.72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食品路招待所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2155.4" table:style-name="ce7">
            <text:p>2,155.40<text:s/></text:p>
          </table:table-cell>
          <table:table-cell office:value-type="float" office:value="2150.6799999999998" table:style-name="ce7">
            <text:p>2,150.68<text:s/></text:p>
          </table:table-cell>
          <table:table-cell office:value-type="float" office:value="2150.6799999999998" table:style-name="ce7">
            <text:p>2,150.6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服務大樓(外工房)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231.08" table:style-name="ce7">
            <text:p>1,231.08<text:s/></text:p>
          </table:table-cell>
          <table:table-cell office:value-type="float" office:value="1645.2" table:style-name="ce7">
            <text:p>1,645.20<text:s/></text:p>
          </table:table-cell>
          <table:table-cell office:value-type="float" office:value="1645.2" table:style-name="ce7">
            <text:p>1,645.2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南區立體機車停車場(A棚)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4754.51" table:style-name="ce7">
            <text:p>4,754.51<text:s/></text:p>
          </table:table-cell>
          <table:table-cell office:value-type="float" office:value="4752.16" table:style-name="ce7">
            <text:p>4,752.16<text:s/></text:p>
          </table:table-cell>
          <table:table-cell office:value-type="float" office:value="4752.16" table:style-name="ce7">
            <text:p>4,752.16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生停放機車之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行政大樓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673.85" table:style-name="ce7">
            <text:p>2,673.85<text:s/></text:p>
          </table:table-cell>
          <table:table-cell office:value-type="float" office:value="2705.31" table:style-name="ce7">
            <text:p>2,705.31<text:s/></text:p>
          </table:table-cell>
          <table:table-cell office:value-type="float" office:value="2705.31" table:style-name="ce7">
            <text:p>2,705.31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會計室人事室等辦公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西南大門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2.18" table:style-name="ce7">
            <text:p>12.18<text:s/></text:p>
          </table:table-cell>
          <table:table-cell office:value-type="float" office:value="12.18" table:style-name="ce7">
            <text:p>12.18<text:s/></text:p>
          </table:table-cell>
          <table:table-cell office:value-type="float" office:value="12.18" table:style-name="ce7">
            <text:p>12.1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北大門變電站(舊)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75" table:style-name="ce7">
            <text:p>75.00<text:s/></text:p>
          </table:table-cell>
          <table:table-cell office:value-type="float" office:value="75" table:style-name="ce7">
            <text:p>75.00<text:s/></text:p>
          </table:table-cell>
          <table:table-cell office:value-type="float" office:value="75" table:style-name="ce7">
            <text:p>75.0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北區變電站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34" table:style-name="ce7">
            <text:p>234.00<text:s/></text:p>
          </table:table-cell>
          <table:table-cell office:value-type="float" office:value="234" table:style-name="ce7">
            <text:p>234.00<text:s/></text:p>
          </table:table-cell>
          <table:table-cell office:value-type="float" office:value="234" table:style-name="ce7">
            <text:p>234.0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北大門警衛室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3.15" table:style-name="ce7">
            <text:p>43.15<text:s/></text:p>
          </table:table-cell>
          <table:table-cell office:value-type="float" office:value="43.15" table:style-name="ce7">
            <text:p>43.15<text:s/></text:p>
          </table:table-cell>
          <table:table-cell office:value-type="float" office:value="43.15" table:style-name="ce7">
            <text:p>43.15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北大門變電站(新)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27.5" table:style-name="ce7">
            <text:p>127.50<text:s/></text:p>
          </table:table-cell>
          <table:table-cell office:value-type="float" office:value="127.5" table:style-name="ce7">
            <text:p>127.50<text:s/></text:p>
          </table:table-cell>
          <table:table-cell office:value-type="float" office:value="127.5" table:style-name="ce7">
            <text:p>127.5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九龍警衛室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2.6" table:style-name="ce7">
            <text:p>12.60<text:s/></text:p>
          </table:table-cell>
          <table:table-cell table:style-name="ce7"/>
          <table:table-cell office:value-type="float" office:value="12.6" table:style-name="ce7">
            <text:p>12.6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校產權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南區變電站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39.22" table:style-name="ce7">
            <text:p>139.22<text:s/></text:p>
          </table:table-cell>
          <table:table-cell office:value-type="float" office:value="139.22" table:style-name="ce7">
            <text:p>139.22<text:s/></text:p>
          </table:table-cell>
          <table:table-cell office:value-type="float" office:value="139.22" table:style-name="ce7">
            <text:p>139.22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部分面積出租(借)給其他(校外)單位使用</text:p>
          </table:table-cell>
          <table:covered-table-cell/>
          <table:table-cell office:value-type="string" table:style-name="ce2">
            <text:p>第一餐廳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492.04" table:style-name="ce7">
            <text:p>1,492.04<text:s/></text:p>
          </table:table-cell>
          <table:table-cell office:value-type="float" office:value="1492.04" table:style-name="ce7">
            <text:p>1,492.04<text:s/></text:p>
          </table:table-cell>
          <table:table-cell office:value-type="float" office:value="357.04" table:style-name="ce7">
            <text:p>357.04<text:s/></text:p>
          </table:table-cell>
          <table:table-cell office:value-type="float" office:value="1135" table:style-name="ce7">
            <text:p>1,135.00<text:s/></text:p>
          </table:table-cell>
          <table:table-cell office:value-type="string" table:style-name="ce2">
            <text:p>第一餐廳與學生七舍使用執照同一張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部分面積出租(借)給其他(校外)單位使用</text:p>
          </table:table-cell>
          <table:covered-table-cell/>
          <table:table-cell office:value-type="string" table:style-name="ce2">
            <text:p>第二餐廳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4985.3500000000004" table:style-name="ce7">
            <text:p>4,985.35<text:s/></text:p>
          </table:table-cell>
          <table:table-cell office:value-type="float" office:value="4985.3500000000004" table:style-name="ce7">
            <text:p>4,985.35<text:s/></text:p>
          </table:table-cell>
          <table:table-cell office:value-type="float" office:value="1188.05" table:style-name="ce7">
            <text:p>1,188.05<text:s/></text:p>
          </table:table-cell>
          <table:table-cell office:value-type="float" office:value="3797.3" table:style-name="ce7">
            <text:p>3,797.3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部分面積出租(借)給其他(校外)單位使用</text:p>
          </table:table-cell>
          <table:covered-table-cell/>
          <table:table-cell office:value-type="string" table:style-name="ce2">
            <text:p>中正堂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8019.5" table:style-name="ce7">
            <text:p>8,019.50<text:s/></text:p>
          </table:table-cell>
          <table:table-cell office:value-type="float" office:value="8444.0400000000009" table:style-name="ce7">
            <text:p>8,444.04<text:s/></text:p>
          </table:table-cell>
          <table:table-cell office:value-type="float" office:value="8222.7199999999993" table:style-name="ce7">
            <text:p>8,222.72<text:s/></text:p>
          </table:table-cell>
          <table:table-cell office:value-type="float" office:value="221.32" table:style-name="ce7">
            <text:p>221.32<text:s/></text:p>
          </table:table-cell>
          <table:table-cell office:value-type="string" table:style-name="ce2">
            <text:p>事務組文書組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number-columns-spanned="1" table:number-rows-spanned="44" table:style-name="ce20">
            <text:p>教學研究建築</text:p>
          </table:table-cell>
          <table:table-cell office:value-type="string" table:style-name="ce2">
            <text:p>工程一館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3926.48" table:style-name="ce7">
            <text:p>3,926.48<text:s/></text:p>
          </table:table-cell>
          <table:table-cell office:value-type="float" office:value="3983.48" table:style-name="ce7">
            <text:p>3,983.48<text:s/></text:p>
          </table:table-cell>
          <table:table-cell office:value-type="float" office:value="3983.48" table:style-name="ce7">
            <text:p>3,983.4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土木系奈米所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工程二館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5814.83" table:style-name="ce7">
            <text:p>5,814.83<text:s/></text:p>
          </table:table-cell>
          <table:table-cell office:value-type="float" office:value="6099.87" table:style-name="ce7">
            <text:p>6,099.87<text:s/></text:p>
          </table:table-cell>
          <table:table-cell office:value-type="float" office:value="6099.87" table:style-name="ce7">
            <text:p>6,099.87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土木系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工程三館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15011.85" table:style-name="ce7">
            <text:p>15,011.85<text:s/></text:p>
          </table:table-cell>
          <table:table-cell office:value-type="float" office:value="15043.73" table:style-name="ce7">
            <text:p>15,043.73<text:s/></text:p>
          </table:table-cell>
          <table:table-cell office:value-type="float" office:value="15043.73" table:style-name="ce7">
            <text:p>15,043.73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資訊學院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工程四館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27211.02" table:style-name="ce7">
            <text:p>27,211.02<text:s/></text:p>
          </table:table-cell>
          <table:table-cell office:value-type="float" office:value="27387.21" table:style-name="ce7">
            <text:p>27,387.21<text:s/></text:p>
          </table:table-cell>
          <table:table-cell office:value-type="float" office:value="27387.21" table:style-name="ce7">
            <text:p>27,387.21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電機院電工系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工程五館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34607.1" table:style-name="ce7">
            <text:p>34,607.10<text:s/></text:p>
          </table:table-cell>
          <table:table-cell office:value-type="float" office:value="34596.400000000001" table:style-name="ce7">
            <text:p>34,596.40<text:s/></text:p>
          </table:table-cell>
          <table:table-cell office:value-type="float" office:value="34596.400000000001" table:style-name="ce7">
            <text:p>34,596.4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機械系電工系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工程六館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18464.349999999999" table:style-name="ce7">
            <text:p>18,464.35<text:s/></text:p>
          </table:table-cell>
          <table:table-cell office:value-type="float" office:value="18511.23" table:style-name="ce7">
            <text:p>18,511.23<text:s/></text:p>
          </table:table-cell>
          <table:table-cell office:value-type="float" office:value="18511.23" table:style-name="ce7">
            <text:p>18,511.23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材料電物系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人社一館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4689" table:style-name="ce7">
            <text:p>4,689.00<text:s/></text:p>
          </table:table-cell>
          <table:table-cell office:value-type="float" office:value="5567.4" table:style-name="ce7">
            <text:p>5,567.40<text:s/></text:p>
          </table:table-cell>
          <table:table-cell office:value-type="float" office:value="5567.4" table:style-name="ce7">
            <text:p>5,567.4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人社院建築所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人社二館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6045.85" table:style-name="ce7">
            <text:p>6,045.85<text:s/></text:p>
          </table:table-cell>
          <table:table-cell office:value-type="float" office:value="6100.9" table:style-name="ce7">
            <text:p>6,100.90<text:s/></text:p>
          </table:table-cell>
          <table:table-cell office:value-type="float" office:value="6100.9" table:style-name="ce7">
            <text:p>6,100.9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社文所傳播系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人社三館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7913.02" table:style-name="ce7">
            <text:p>7,913.02<text:s/></text:p>
          </table:table-cell>
          <table:table-cell office:value-type="float" office:value="7524.36" table:style-name="ce7">
            <text:p>7,524.36<text:s/></text:p>
          </table:table-cell>
          <table:table-cell office:value-type="float" office:value="7524.36" table:style-name="ce7">
            <text:p>7,524.36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人社院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土木結構實驗室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5979.24" table:style-name="ce7">
            <text:p>5,979.24<text:s/></text:p>
          </table:table-cell>
          <table:table-cell office:value-type="float" office:value="5980.22" table:style-name="ce7">
            <text:p>5,980.22<text:s/></text:p>
          </table:table-cell>
          <table:table-cell office:value-type="float" office:value="5980.22" table:style-name="ce7">
            <text:p>5,980.22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土木系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生科實驗一館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2659.08" table:style-name="ce7">
            <text:p>2,659.08<text:s/></text:p>
          </table:table-cell>
          <table:table-cell table:style-name="ce7"/>
          <table:table-cell office:value-type="float" office:value="2659.08" table:style-name="ce7">
            <text:p>2,659.0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校產權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生科實驗二館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795.17" table:style-name="ce7">
            <text:p>795.17<text:s/></text:p>
          </table:table-cell>
          <table:table-cell table:style-name="ce7"/>
          <table:table-cell office:value-type="float" office:value="795.17" table:style-name="ce7">
            <text:p>795.17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校產權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田家炳光電大樓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14687.2" table:style-name="ce7">
            <text:p>14,687.20<text:s/></text:p>
          </table:table-cell>
          <table:table-cell office:value-type="float" office:value="14614.79" table:style-name="ce7">
            <text:p>14,614.79<text:s/></text:p>
          </table:table-cell>
          <table:table-cell office:value-type="float" office:value="14614.79" table:style-name="ce7">
            <text:p>14,614.79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應化系光電系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交映樓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9576.5" table:style-name="ce7">
            <text:p>9,576.50<text:s/></text:p>
          </table:table-cell>
          <table:table-cell office:value-type="float" office:value="9300.77" table:style-name="ce7">
            <text:p>9,300.77<text:s/></text:p>
          </table:table-cell>
          <table:table-cell office:value-type="float" office:value="9300.77" table:style-name="ce7">
            <text:p>9,300.77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顯示所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光復溫水游泳館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689.98" table:style-name="ce7">
            <text:p>2,689.98<text:s/></text:p>
          </table:table-cell>
          <table:table-cell office:value-type="float" office:value="2645.17" table:style-name="ce7">
            <text:p>2,645.17<text:s/></text:p>
          </table:table-cell>
          <table:table-cell office:value-type="float" office:value="2645.17" table:style-name="ce7">
            <text:p>2,645.17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全校師生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竹銘館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2942.06" table:style-name="ce7">
            <text:p>2,942.06<text:s/></text:p>
          </table:table-cell>
          <table:table-cell office:value-type="float" office:value="2942.06" table:style-name="ce7">
            <text:p>2,942.06<text:s/></text:p>
          </table:table-cell>
          <table:table-cell office:value-type="float" office:value="2942.06" table:style-name="ce7">
            <text:p>2,942.06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生科系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羽球館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932" table:style-name="ce7">
            <text:p>932.00<text:s/></text:p>
          </table:table-cell>
          <table:table-cell office:value-type="float" office:value="953" table:style-name="ce7">
            <text:p>953.00<text:s/></text:p>
          </table:table-cell>
          <table:table-cell office:value-type="float" office:value="953" table:style-name="ce7">
            <text:p>953.0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全校師生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科學一館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0914.4" table:style-name="ce7">
            <text:p>10,914.40<text:s/></text:p>
          </table:table-cell>
          <table:table-cell office:value-type="float" office:value="10921.33" table:style-name="ce7">
            <text:p>10,921.33<text:s/></text:p>
          </table:table-cell>
          <table:table-cell office:value-type="float" office:value="10921.33" table:style-name="ce7">
            <text:p>10,921.33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應數系電物系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基礎科學大樓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25312.14" table:style-name="ce7">
            <text:p>25,312.14<text:s/></text:p>
          </table:table-cell>
          <table:table-cell office:value-type="float" office:value="23285.93" table:style-name="ce7">
            <text:p>23,285.93<text:s/></text:p>
          </table:table-cell>
          <table:table-cell office:value-type="float" office:value="23285.93" table:style-name="ce7">
            <text:p>23,285.93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電子物理系、物理研究所、理論中心、理學院、教務處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教學大樓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2169.86" table:style-name="ce7">
            <text:p>2,169.86<text:s/></text:p>
          </table:table-cell>
          <table:table-cell office:value-type="float" office:value="2365.2199999999998" table:style-name="ce7">
            <text:p>2,365.22<text:s/></text:p>
          </table:table-cell>
          <table:table-cell office:value-type="float" office:value="2365.2199999999998" table:style-name="ce7">
            <text:p>2,365.22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生科系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活動中心(博愛)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198.55" table:style-name="ce7">
            <text:p>1,198.55<text:s/></text:p>
          </table:table-cell>
          <table:table-cell table:style-name="ce7"/>
          <table:table-cell office:value-type="float" office:value="1182.55" table:style-name="ce7">
            <text:p>1,182.55<text:s/></text:p>
          </table:table-cell>
          <table:table-cell office:value-type="float" office:value="16" table:style-name="ce7">
            <text:p>16.00<text:s/></text:p>
          </table:table-cell>
          <table:table-cell office:value-type="string" table:style-name="ce2">
            <text:p>學校產權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材料機械實驗室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230.08" table:style-name="ce7">
            <text:p>1,230.08<text:s/></text:p>
          </table:table-cell>
          <table:table-cell office:value-type="float" office:value="1335.08" table:style-name="ce7">
            <text:p>1,335.08<text:s/></text:p>
          </table:table-cell>
          <table:table-cell office:value-type="float" office:value="1335.08" table:style-name="ce7">
            <text:p>1,335.0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機械系材料系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固態電子糸統大樓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7135.51" table:style-name="ce7">
            <text:p>7,135.51<text:s/></text:p>
          </table:table-cell>
          <table:table-cell office:value-type="float" office:value="7199.67" table:style-name="ce7">
            <text:p>7,199.67<text:s/></text:p>
          </table:table-cell>
          <table:table-cell office:value-type="float" office:value="7199.67" table:style-name="ce7">
            <text:p>7,199.67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電資學院奈米中心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奈米中心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205.3800000000001" table:style-name="ce7">
            <text:p>1,205.38<text:s/></text:p>
          </table:table-cell>
          <table:table-cell office:value-type="float" office:value="1215.19" table:style-name="ce7">
            <text:p>1,215.19<text:s/></text:p>
          </table:table-cell>
          <table:table-cell office:value-type="float" office:value="1215.19" table:style-name="ce7">
            <text:p>1,215.19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電資學院奈米中心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奈米中心增建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59.27" table:style-name="ce7">
            <text:p>259.27<text:s/></text:p>
          </table:table-cell>
          <table:table-cell office:value-type="float" office:value="272.93" table:style-name="ce7">
            <text:p>272.93<text:s/></text:p>
          </table:table-cell>
          <table:table-cell office:value-type="float" office:value="272.93" table:style-name="ce7">
            <text:p>272.93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電資學院奈米中心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博愛育成中心(一舍)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352" table:style-name="ce7">
            <text:p>1,352.00<text:s/></text:p>
          </table:table-cell>
          <table:table-cell table:style-name="ce7"/>
          <table:table-cell office:value-type="float" office:value="1352" table:style-name="ce7">
            <text:p>1,352.0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校產權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博愛育成中心(一舍倉庫)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388.89" table:style-name="ce7">
            <text:p>388.89<text:s/></text:p>
          </table:table-cell>
          <table:table-cell table:style-name="ce7"/>
          <table:table-cell office:value-type="float" office:value="388.89" table:style-name="ce7">
            <text:p>388.89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校產權，87.10.21辦理部分滅失登記後，權狀面積為388.89平方公尺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管理一館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6090.38" table:style-name="ce7">
            <text:p>6,090.38<text:s/></text:p>
          </table:table-cell>
          <table:table-cell office:value-type="float" office:value="4548.01" table:style-name="ce7">
            <text:p>4,548.01<text:s/></text:p>
          </table:table-cell>
          <table:table-cell office:value-type="float" office:value="4548.01" table:style-name="ce7">
            <text:p>4,548.01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管科系資財系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科學二館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11028.66" table:style-name="ce7">
            <text:p>11,028.66<text:s/></text:p>
          </table:table-cell>
          <table:table-cell office:value-type="float" office:value="11150.58" table:style-name="ce7">
            <text:p>11,150.58<text:s/></text:p>
          </table:table-cell>
          <table:table-cell office:value-type="float" office:value="11150.58" table:style-name="ce7">
            <text:p>11,150.5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應化系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棒球打擊練習場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52.59" table:style-name="ce7">
            <text:p>252.59<text:s/></text:p>
          </table:table-cell>
          <table:table-cell office:value-type="float" office:value="252.59" table:style-name="ce7">
            <text:p>252.59<text:s/></text:p>
          </table:table-cell>
          <table:table-cell office:value-type="float" office:value="252.59" table:style-name="ce7">
            <text:p>252.59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全校師生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棒球場休息室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2" table:style-name="ce7">
            <text:p>42.00<text:s/></text:p>
          </table:table-cell>
          <table:table-cell office:value-type="float" office:value="42" table:style-name="ce7">
            <text:p>42.00<text:s/></text:p>
          </table:table-cell>
          <table:table-cell office:value-type="float" office:value="42" table:style-name="ce7">
            <text:p>42.0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全校師生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游泳池(博愛)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97.52" table:style-name="ce7">
            <text:p>97.52<text:s/></text:p>
          </table:table-cell>
          <table:table-cell office:value-type="float" office:value="97.53" table:style-name="ce7">
            <text:p>97.53<text:s/></text:p>
          </table:table-cell>
          <table:table-cell office:value-type="float" office:value="97.53" table:style-name="ce7">
            <text:p>97.53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全校師生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資訊館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5897.14" table:style-name="ce7">
            <text:p>5,897.14<text:s/></text:p>
          </table:table-cell>
          <table:table-cell office:value-type="float" office:value="5897.14" table:style-name="ce7">
            <text:p>5,897.14<text:s/></text:p>
          </table:table-cell>
          <table:table-cell office:value-type="float" office:value="5877.34" table:style-name="ce7">
            <text:p>5,877.34<text:s/></text:p>
          </table:table-cell>
          <table:table-cell office:value-type="float" office:value="19.8" table:style-name="ce7">
            <text:p>19.80<text:s/></text:p>
          </table:table-cell>
          <table:table-cell office:value-type="string" table:style-name="ce2">
            <text:p>全校師生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電子資訊研究大樓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6">
            <text:p>1</text:p>
          </table:table-cell>
          <table:table-cell office:value-type="float" office:value="21655.11" table:style-name="ce7">
            <text:p>21,655.11<text:s/></text:p>
          </table:table-cell>
          <table:table-cell office:value-type="float" office:value="21741.17" table:style-name="ce7">
            <text:p>21,741.17<text:s/></text:p>
          </table:table-cell>
          <table:table-cell office:value-type="float" office:value="21741.17" table:style-name="ce7">
            <text:p>21,741.17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電子與資訊研究中心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實驗一館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488.84" table:style-name="ce7">
            <text:p>3,488.84<text:s/></text:p>
          </table:table-cell>
          <table:table-cell office:value-type="float" office:value="3488.84" table:style-name="ce7">
            <text:p>3,488.84<text:s/></text:p>
          </table:table-cell>
          <table:table-cell office:value-type="float" office:value="3488.84" table:style-name="ce7">
            <text:p>3,488.84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生科系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管理二館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8724.09" table:style-name="ce7">
            <text:p>8,724.09<text:s/></text:p>
          </table:table-cell>
          <table:table-cell office:value-type="float" office:value="9335.07" table:style-name="ce7">
            <text:p>9,335.07<text:s/></text:p>
          </table:table-cell>
          <table:table-cell office:value-type="float" office:value="9335.07" table:style-name="ce7">
            <text:p>9,335.07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管理學院工工管系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綜合一館</text:p>
          </table:table-cell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32632.560000000001" table:style-name="ce7">
            <text:p>32,632.56<text:s/></text:p>
          </table:table-cell>
          <table:table-cell office:value-type="float" office:value="32706.12" table:style-name="ce7">
            <text:p>32,706.12<text:s/></text:p>
          </table:table-cell>
          <table:table-cell office:value-type="float" office:value="32675.32" table:style-name="ce7">
            <text:p>32,675.32<text:s/></text:p>
          </table:table-cell>
          <table:table-cell office:value-type="float" office:value="30.8" table:style-name="ce7">
            <text:p>30.80<text:s/></text:p>
          </table:table-cell>
          <table:table-cell office:value-type="string" table:style-name="ce2">
            <text:p>與空中大學合資興建共同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綜合球館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4637.5" table:style-name="ce7">
            <text:p>4,637.50<text:s/></text:p>
          </table:table-cell>
          <table:table-cell office:value-type="float" office:value="4631.5" table:style-name="ce7">
            <text:p>4,631.50<text:s/></text:p>
          </table:table-cell>
          <table:table-cell office:value-type="float" office:value="4631.5" table:style-name="ce7">
            <text:p>4,631.5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全校師生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環保大樓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4615.1099999999997" table:style-name="ce7">
            <text:p>4,615.11<text:s/></text:p>
          </table:table-cell>
          <table:table-cell office:value-type="float" office:value="4219" table:style-name="ce7">
            <text:p>4,219.00<text:s/></text:p>
          </table:table-cell>
          <table:table-cell office:value-type="float" office:value="4219" table:style-name="ce7">
            <text:p>4,219.0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環工所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體育場(田徑場)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310.56" table:style-name="ce7">
            <text:p>310.56<text:s/></text:p>
          </table:table-cell>
          <table:table-cell office:value-type="float" office:value="590.64" table:style-name="ce7">
            <text:p>590.64<text:s/></text:p>
          </table:table-cell>
          <table:table-cell office:value-type="float" office:value="590.64" table:style-name="ce7">
            <text:p>590.64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全校師生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體育館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5058.68" table:style-name="ce7">
            <text:p>5,058.68<text:s/></text:p>
          </table:table-cell>
          <table:table-cell office:value-type="float" office:value="5418.56" table:style-name="ce7">
            <text:p>5,418.56<text:s/></text:p>
          </table:table-cell>
          <table:table-cell office:value-type="float" office:value="5418.56" table:style-name="ce7">
            <text:p>5,418.56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全校師生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部分面積出租(借)給其他(校外)單位使用</text:p>
          </table:table-cell>
          <table:covered-table-cell/>
          <table:table-cell office:value-type="string" table:style-name="ce2">
            <text:p>浩然圖書資訊中心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6">
            <text:p>1</text:p>
          </table:table-cell>
          <table:table-cell office:value-type="float" office:value="32106.05" table:style-name="ce7">
            <text:p>32,106.05<text:s/></text:p>
          </table:table-cell>
          <table:table-cell office:value-type="float" office:value="32474.5" table:style-name="ce7">
            <text:p>32,474.50<text:s/></text:p>
          </table:table-cell>
          <table:table-cell office:value-type="float" office:value="32342.5" table:style-name="ce7">
            <text:p>32,342.50<text:s/></text:p>
          </table:table-cell>
          <table:table-cell office:value-type="float" office:value="132" table:style-name="ce7">
            <text:p>132.00<text:s/></text:p>
          </table:table-cell>
          <table:table-cell office:value-type="string" table:style-name="ce2">
            <text:p>全校師生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部分面積出租(借)給其他(校外)單位使用</text:p>
          </table:table-cell>
          <table:covered-table-cell/>
          <table:table-cell office:value-type="string" table:style-name="ce2">
            <text:p>實驗二館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308.56" table:style-name="ce7">
            <text:p>1,308.56<text:s/></text:p>
          </table:table-cell>
          <table:table-cell table:style-name="ce7"/>
          <table:table-cell office:value-type="float" office:value="1292.56" table:style-name="ce7">
            <text:p>1,292.56<text:s/></text:p>
          </table:table-cell>
          <table:table-cell office:value-type="float" office:value="16" table:style-name="ce7">
            <text:p>16.00<text:s/></text:p>
          </table:table-cell>
          <table:table-cell office:value-type="string" table:style-name="ce2">
            <text:p>學校產權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部分面積出租(借)給其他(校外)單位使用</text:p>
          </table:table-cell>
          <table:covered-table-cell/>
          <table:table-cell office:value-type="string" table:style-name="ce2">
            <text:p>學生活動中心(光復)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11394.13" table:style-name="ce7">
            <text:p>11,394.13<text:s/></text:p>
          </table:table-cell>
          <table:table-cell office:value-type="float" office:value="11515.07" table:style-name="ce7">
            <text:p>11,515.07<text:s/></text:p>
          </table:table-cell>
          <table:table-cell office:value-type="float" office:value="10777.89" table:style-name="ce7">
            <text:p>10,777.89<text:s/></text:p>
          </table:table-cell>
          <table:table-cell office:value-type="float" office:value="737.18" table:style-name="ce7">
            <text:p>737.18<text:s/></text:p>
          </table:table-cell>
          <table:table-cell office:value-type="string" table:style-name="ce2">
            <text:p>學生社團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number-columns-spanned="1" table:number-rows-spanned="7" table:style-name="ce20">
            <text:p>教職員宿舍</text:p>
          </table:table-cell>
          <table:table-cell office:value-type="string" table:style-name="ce10">
            <text:p>九龍職務宿舍</text:p>
          </table:table-cell>
          <table:table-cell office:value-type="float" office:value="23" table:style-name="ce6">
            <text:p>23</text:p>
          </table:table-cell>
          <table:table-cell office:value-type="float" office:value="2" table:style-name="ce6">
            <text:p>2</text:p>
          </table:table-cell>
          <table:table-cell office:value-type="float" office:value="6360.31" table:style-name="ce7">
            <text:p>6,360.31<text:s/></text:p>
          </table:table-cell>
          <table:table-cell office:value-type="float" office:value="3733.72" table:style-name="ce7">
            <text:p>3,733.72<text:s/></text:p>
          </table:table-cell>
          <table:table-cell office:value-type="float" office:value="6180.55" table:style-name="ce7">
            <text:p>6,180.55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校產權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10">
            <text:p>學府路職務宿舍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93.1" table:style-name="ce7">
            <text:p>393.10<text:s/></text:p>
          </table:table-cell>
          <table:table-cell table:style-name="ce7"/>
          <table:table-cell office:value-type="float" office:value="393.1" table:style-name="ce7">
            <text:p>393.1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校產權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10">
            <text:p>自行使用</text:p>
          </table:table-cell>
          <table:covered-table-cell/>
          <table:table-cell office:value-type="string" table:style-name="ce10">
            <text:p>德鄰新村職務宿舍</text:p>
          </table:table-cell>
          <table:table-cell office:value-type="float" office:value="45" table:style-name="ce6">
            <text:p>45</text:p>
          </table:table-cell>
          <table:table-cell office:value-type="float" office:value="0" table:style-name="ce6">
            <text:p>0</text:p>
          </table:table-cell>
          <table:table-cell office:value-type="float" office:value="800.02" table:style-name="ce7">
            <text:p>800.02<text:s/></text:p>
          </table:table-cell>
          <table:table-cell office:value-type="float" office:value="800.02" table:style-name="ce7">
            <text:p>800.02<text:s/></text:p>
          </table:table-cell>
          <table:table-cell office:value-type="float" office:value="800.02" table:style-name="ce7">
            <text:p>800.02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全宿舍區85戶本校持有9戶僅登錄權狀面積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10">
            <text:p>博愛街職務宿舍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111.72" table:style-name="ce7">
            <text:p>1,111.72<text:s/></text:p>
          </table:table-cell>
          <table:table-cell office:value-type="float" office:value="844.68" table:style-name="ce7">
            <text:p>844.68<text:s/></text:p>
          </table:table-cell>
          <table:table-cell office:value-type="float" office:value="1111.72" table:style-name="ce7">
            <text:p>1,111.72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校產權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9">
            <text:p><text:span text:style-name="T2">建功職務宿舍</text:span></text:p>
          </table:table-cell>
          <table:table-cell office:value-type="float" office:value="21" table:style-name="ce6">
            <text:p>21</text:p>
          </table:table-cell>
          <table:table-cell office:value-type="float" office:value="5" table:style-name="ce6">
            <text:p>5</text:p>
          </table:table-cell>
          <table:table-cell office:value-type="float" office:value="8882.39" table:style-name="ce7">
            <text:p>8,882.39<text:s/></text:p>
          </table:table-cell>
          <table:table-cell office:value-type="float" office:value="11581.68" table:style-name="ce7">
            <text:p>11,581.68<text:s/></text:p>
          </table:table-cell>
          <table:table-cell office:value-type="float" office:value="11581.68" table:style-name="ce7">
            <text:p>11,581.68<text:s/></text:p>
          </table:table-cell>
          <table:table-cell office:value-type="float" office:value="0" table:style-name="ce7">
            <text:p>0.00<text:s/></text:p>
          </table:table-cell>
          <table:table-cell table:style-name="ce2"/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建功職務宿舍禮賢樓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647.22" table:style-name="ce7">
            <text:p>647.22<text:s/></text:p>
          </table:table-cell>
          <table:table-cell office:value-type="float" office:value="678.78" table:style-name="ce7">
            <text:p>678.78<text:s/></text:p>
          </table:table-cell>
          <table:table-cell office:value-type="float" office:value="678.78" table:style-name="ce7">
            <text:p>678.7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covered-table-cell/>
          <table:table-cell office:value-type="string" table:style-name="ce2">
            <text:p>大學路職務宿舍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609.7800000000002" table:style-name="ce7">
            <text:p>2,609.78<text:s/></text:p>
          </table:table-cell>
          <table:table-cell office:value-type="float" office:value="2419.88" table:style-name="ce7">
            <text:p>2,419.88<text:s/></text:p>
          </table:table-cell>
          <table:table-cell office:value-type="float" office:value="2419.88" table:style-name="ce7">
            <text:p>2,419.8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研究生一舍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5804.4" table:style-name="ce7">
            <text:p>5,804.40<text:s/></text:p>
          </table:table-cell>
          <table:table-cell office:value-type="float" office:value="5807.98" table:style-name="ce7">
            <text:p>5,807.98<text:s/></text:p>
          </table:table-cell>
          <table:table-cell office:value-type="float" office:value="5807.98" table:style-name="ce7">
            <text:p>5,807.9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研究生二舍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7314.38" table:style-name="ce7">
            <text:p>7,314.38<text:s/></text:p>
          </table:table-cell>
          <table:table-cell office:value-type="float" office:value="7314.38" table:style-name="ce7">
            <text:p>7,314.38<text:s/></text:p>
          </table:table-cell>
          <table:table-cell office:value-type="float" office:value="7314.38" table:style-name="ce7">
            <text:p>7,314.3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逸軒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234.8399999999999" table:style-name="ce7">
            <text:p>1,234.84<text:s/></text:p>
          </table:table-cell>
          <table:table-cell office:value-type="float" office:value="1244.18" table:style-name="ce7">
            <text:p>1,244.18<text:s/></text:p>
          </table:table-cell>
          <table:table-cell office:value-type="float" office:value="1244.18" table:style-name="ce7">
            <text:p>1,244.18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二舍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525.44" table:style-name="ce7">
            <text:p>1,525.44<text:s/></text:p>
          </table:table-cell>
          <table:table-cell office:value-type="float" office:value="1567.75" table:style-name="ce7">
            <text:p>1,567.75<text:s/></text:p>
          </table:table-cell>
          <table:table-cell office:value-type="float" office:value="1567.75" table:style-name="ce7">
            <text:p>1,567.75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三舍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525.44" table:style-name="ce7">
            <text:p>1,525.44<text:s/></text:p>
          </table:table-cell>
          <table:table-cell office:value-type="float" office:value="1577.16" table:style-name="ce7">
            <text:p>1,577.16<text:s/></text:p>
          </table:table-cell>
          <table:table-cell office:value-type="float" office:value="1577.16" table:style-name="ce7">
            <text:p>1,577.16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四舍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525.44" table:style-name="ce7">
            <text:p>1,525.44<text:s/></text:p>
          </table:table-cell>
          <table:table-cell office:value-type="float" office:value="1568.13" table:style-name="ce7">
            <text:p>1,568.13<text:s/></text:p>
          </table:table-cell>
          <table:table-cell office:value-type="float" office:value="1568.13" table:style-name="ce7">
            <text:p>1,568.13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五舍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2310.2399999999998" table:style-name="ce7">
            <text:p>2,310.24<text:s/></text:p>
          </table:table-cell>
          <table:table-cell office:value-type="float" office:value="2113.69" table:style-name="ce7">
            <text:p>2,113.69<text:s/></text:p>
          </table:table-cell>
          <table:table-cell office:value-type="float" office:value="2113.69" table:style-name="ce7">
            <text:p>2,113.69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六舍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626.14" table:style-name="ce7">
            <text:p>3,626.14<text:s/></text:p>
          </table:table-cell>
          <table:table-cell office:value-type="float" office:value="3522.8" table:style-name="ce7">
            <text:p>3,522.80<text:s/></text:p>
          </table:table-cell>
          <table:table-cell office:value-type="float" office:value="3522.8" table:style-name="ce7">
            <text:p>3,522.8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七舍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4290" table:style-name="ce7">
            <text:p>4,290.00<text:s/></text:p>
          </table:table-cell>
          <table:table-cell office:value-type="float" office:value="4376.3900000000003" table:style-name="ce7">
            <text:p>4,376.39<text:s/></text:p>
          </table:table-cell>
          <table:table-cell office:value-type="float" office:value="4376.3900000000003" table:style-name="ce7">
            <text:p>4,376.39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第一餐廳與學生七舍使用執照同一張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八舍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4979" table:style-name="ce7">
            <text:p>4,979.00<text:s/></text:p>
          </table:table-cell>
          <table:table-cell office:value-type="float" office:value="5007.63" table:style-name="ce7">
            <text:p>5,007.63<text:s/></text:p>
          </table:table-cell>
          <table:table-cell office:value-type="float" office:value="5007.63" table:style-name="ce7">
            <text:p>5,007.63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生男生宿舍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九舍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4467.16" table:style-name="ce7">
            <text:p>4,467.16<text:s/></text:p>
          </table:table-cell>
          <table:table-cell office:value-type="float" office:value="4453.96" table:style-name="ce7">
            <text:p>4,453.96<text:s/></text:p>
          </table:table-cell>
          <table:table-cell office:value-type="float" office:value="4453.96" table:style-name="ce7">
            <text:p>4,453.96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十舍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7293.04" table:style-name="ce7">
            <text:p>7,293.04<text:s/></text:p>
          </table:table-cell>
          <table:table-cell office:value-type="float" office:value="7319.3" table:style-name="ce7">
            <text:p>7,319.30<text:s/></text:p>
          </table:table-cell>
          <table:table-cell office:value-type="float" office:value="7319.3" table:style-name="ce7">
            <text:p>7,319.3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十一舍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4851.8599999999997" table:style-name="ce7">
            <text:p>4,851.86<text:s/></text:p>
          </table:table-cell>
          <table:table-cell office:value-type="float" office:value="4851.8599999999997" table:style-name="ce7">
            <text:p>4,851.86<text:s/></text:p>
          </table:table-cell>
          <table:table-cell office:value-type="float" office:value="4851.8599999999997" table:style-name="ce7">
            <text:p>4,851.86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十二舍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8186.51" table:style-name="ce7">
            <text:p>8,186.51<text:s/></text:p>
          </table:table-cell>
          <table:table-cell office:value-type="float" office:value="8186.5" table:style-name="ce7">
            <text:p>8,186.50<text:s/></text:p>
          </table:table-cell>
          <table:table-cell office:value-type="float" office:value="8186.5" table:style-name="ce7">
            <text:p>8,186.50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部分面積出租(借)給其他(校外)單位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十三舍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12649.35" table:style-name="ce7">
            <text:p>12,649.35<text:s/></text:p>
          </table:table-cell>
          <table:table-cell office:value-type="float" office:value="12235.8" table:style-name="ce7">
            <text:p>12,235.80<text:s/></text:p>
          </table:table-cell>
          <table:table-cell office:value-type="float" office:value="11917.9" table:style-name="ce7">
            <text:p>11,917.90<text:s/></text:p>
          </table:table-cell>
          <table:table-cell office:value-type="float" office:value="317.89999999999998" table:style-name="ce7">
            <text:p>317.90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女舍(竹軒)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4809.29" table:style-name="ce7">
            <text:p>4,809.29<text:s/></text:p>
          </table:table-cell>
          <table:table-cell office:value-type="float" office:value="4809.29" table:style-name="ce7">
            <text:p>4,809.29<text:s/></text:p>
          </table:table-cell>
          <table:table-cell office:value-type="float" office:value="4809.29" table:style-name="ce7">
            <text:p>4,809.29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生女生宿舍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部分面積出租(借)給其他(校外)單位使用</text:p>
          </table:table-cell>
          <table:table-cell office:value-type="string" table:style-name="ce2">
            <text:p>學生宿舍</text:p>
          </table:table-cell>
          <table:table-cell office:value-type="string" table:style-name="ce2">
            <text:p>學生女二舍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0849.009999999998" table:style-name="ce7">
            <text:p>20,849.01<text:s/></text:p>
          </table:table-cell>
          <table:table-cell office:value-type="float" office:value="20867.009999999998" table:style-name="ce7">
            <text:p>20,867.01<text:s/></text:p>
          </table:table-cell>
          <table:table-cell office:value-type="float" office:value="17197.3" table:style-name="ce7">
            <text:p>17,197.30<text:s/></text:p>
          </table:table-cell>
          <table:table-cell office:value-type="float" office:value="3669.71" table:style-name="ce7">
            <text:p>3,669.71<text:s/></text:p>
          </table:table-cell>
          <table:table-cell office:value-type="string" table:style-name="ce2">
            <text:p/>
          </table:table-cell>
          <table:table-cell table:number-columns-repeated="16371"/>
        </table:table-row>
        <table:table-row table:style-name="ro2">
          <table:table-cell office:value-type="string" table:number-columns-spanned="1" table:number-rows-spanned="3" table:style-name="ce19">
            <text:p>臺南市</text:p>
          </table:table-cell>
          <table:table-cell office:value-type="string" table:style-name="ce2">
            <text:p>台南分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教學研究建築</text:p>
          </table:table-cell>
          <table:table-cell office:value-type="string" table:style-name="ce2">
            <text:p>奇美樓(教學)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19144.86" table:style-name="ce7">
            <text:p>19,144.86<text:s/></text:p>
          </table:table-cell>
          <table:table-cell office:value-type="float" office:value="19144.86" table:style-name="ce7">
            <text:p>19,144.86<text:s/></text:p>
          </table:table-cell>
          <table:table-cell office:value-type="float" office:value="19144.86" table:style-name="ce7">
            <text:p>19,144.86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光電學院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台南分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number-columns-spanned="1" table:number-rows-spanned="2" table:style-name="ce20">
            <text:p>學生宿舍</text:p>
          </table:table-cell>
          <table:table-cell office:value-type="string" table:style-name="ce2">
            <text:p>奇美樓(學生宿舍)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862.81" table:style-name="ce7">
            <text:p>862.81<text:s/></text:p>
          </table:table-cell>
          <table:table-cell office:value-type="float" office:value="862.81" table:style-name="ce7">
            <text:p>862.81<text:s/></text:p>
          </table:table-cell>
          <table:table-cell office:value-type="float" office:value="862.81" table:style-name="ce7">
            <text:p>862.81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光電學院等使用</text:p>
          </table:table-cell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台南分部</text:p>
          </table:table-cell>
          <table:table-cell office:value-type="string" table:style-name="ce2">
            <text:p>租賃</text:p>
          </table:table-cell>
          <table:table-cell office:value-type="string" table:style-name="ce2">
            <text:p/>
          </table:table-cell>
          <table:covered-table-cell/>
          <table:table-cell office:value-type="string" table:style-name="ce2">
            <text:p>台灣糖業歸仁學院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70.25" table:style-name="ce7">
            <text:p>1,170.25<text:s/></text:p>
          </table:table-cell>
          <table:table-cell office:value-type="float" office:value="1170.25" table:style-name="ce7">
            <text:p>1,170.25<text:s/></text:p>
          </table:table-cell>
          <table:table-cell office:value-type="float" office:value="1170.25" table:style-name="ce7">
            <text:p>1,170.25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台南光電學院宿舍(整棟大樓部份租賃，自有宿舍預計2018年興建完成)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臺北市</text:p>
          </table:table-cell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教學研究建築</text:p>
          </table:table-cell>
          <table:table-cell office:value-type="string" table:style-name="ce2">
            <text:p>台北管理大樓(郵電大樓)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477.33" table:style-name="ce7">
            <text:p>3,477.33<text:s/></text:p>
          </table:table-cell>
          <table:table-cell table:style-name="ce7"/>
          <table:table-cell office:value-type="float" office:value="3477.33" table:style-name="ce7">
            <text:p>3,477.33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學校產權(與中華郵政共同持分2分之1)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新竹縣</text:p>
          </table:table-cell>
          <table:table-cell office:value-type="string" table:style-name="ce2">
            <text:p>校本部</text:p>
          </table:table-cell>
          <table:table-cell office:value-type="string" table:style-name="ce2">
            <text:p>自有</text:p>
          </table:table-cell>
          <table:table-cell office:value-type="string" table:style-name="ce2">
            <text:p>自行使用</text:p>
          </table:table-cell>
          <table:table-cell office:value-type="string" table:style-name="ce2">
            <text:p>教學研究建築</text:p>
          </table:table-cell>
          <table:table-cell office:value-type="string" table:style-name="ce2">
            <text:p>客家大樓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269.28" table:style-name="ce7">
            <text:p>11,269.28<text:s/></text:p>
          </table:table-cell>
          <table:table-cell office:value-type="float" office:value="10950.53" table:style-name="ce7">
            <text:p>10,950.53<text:s/></text:p>
          </table:table-cell>
          <table:table-cell office:value-type="float" office:value="10950.53" table:style-name="ce7">
            <text:p>10,950.53<text:s/></text:p>
          </table:table-cell>
          <table:table-cell office:value-type="float" office:value="0" table:style-name="ce7">
            <text:p>0.00<text:s/></text:p>
          </table:table-cell>
          <table:table-cell office:value-type="string" table:style-name="ce2">
            <text:p>客家學院等使用</text:p>
          </table:table-cell>
          <table:table-cell table:number-columns-repeated="16371"/>
        </table:table-row>
        <table:table-row table:style-name="ro2"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2" table:style-name="ce6"/>
          <table:table-cell table:number-columns-repeated="4" table:style-name="ce7"/>
          <table:table-cell office:value-type="string" table:style-name="ce2">
            <text:p/>
          </table:table-cell>
          <table:table-cell table:number-columns-repeated="16371"/>
        </table:table-row>
        <table:table-row table:number-rows-repeated="1048480" table:style-name="ro2">
          <table:table-cell table:number-columns-repeated="16384"/>
        </table:table-row>
      </table:table>
      <table:table table:name="工作表3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number-style style:name="N48P0">
      <number:number number:decimal-places="2" number:min-integer-digits="1" number:grouping="true"/>
      <number:text> </number:text>
    </number:number-style>
    <number:number-style style:name="N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3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7-09-29T07:45:17Z</meta:creation-date>
    <dc:date>2017-12-15T02:53:26Z</dc:date>
    <meta:print-date>2017-12-15T02:53:01Z</meta:print-date>
  </office:meta>
</office:document-meta>
</file>